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3">
      <style:text-properties officeooo:paragraph-rsid="001eccc9"/>
    </style:style>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7">
      <style:text-properties officeooo:paragraph-rsid="001eccc9"/>
    </style:style>
    <style:style style:name="P7" style:family="paragraph" style:parent-style-name="Text_20_body" style:list-style-name="L8">
      <style:text-properties officeooo:paragraph-rsid="001eccc9"/>
    </style:style>
    <style:style style:name="P8" style:family="paragraph" style:parent-style-name="Text_20_body">
      <style:text-properties officeooo:paragraph-rsid="001eccc9"/>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paragraph-properties fo:margin-top="0cm" fo:margin-bottom="0cm" style:contextual-spacing="false"/>
      <style:text-properties officeooo:paragraph-rsid="001eccc9"/>
    </style:style>
    <style:style style:name="P13" style:family="paragraph" style:parent-style-name="Text_20_body" style:list-style-name="L7">
      <style:paragraph-properties fo:margin-top="0cm" fo:margin-bottom="0cm" style:contextual-spacing="false"/>
      <style:text-properties officeooo:paragraph-rsid="001eccc9"/>
    </style:style>
    <style:style style:name="P14" style:family="paragraph" style:parent-style-name="Text_20_body" style:list-style-name="L8">
      <style:paragraph-properties fo:margin-top="0cm" fo:margin-bottom="0cm" style:contextual-spacing="false"/>
      <style:text-properties officeooo:paragraph-rsid="001eccc9"/>
    </style:style>
    <style:style style:name="P15" style:family="paragraph" style:parent-style-name="Text_20_body" style:list-style-name="L9">
      <style:paragraph-properties fo:margin-top="0cm" fo:margin-bottom="0cm" style:contextual-spacing="false"/>
      <style:text-properties officeooo:paragraph-rsid="001eccc9"/>
    </style:style>
    <style:style style:name="P16" style:family="paragraph" style:parent-style-name="Text_20_body">
      <style:paragraph-properties fo:margin-top="0cm" fo:margin-bottom="0cm" style:contextual-spacing="false" fo:text-align="center" style:justify-single-word="false"/>
      <style:text-properties officeooo:paragraph-rsid="001eccc9"/>
    </style:style>
    <style:style style:name="P17" style:family="paragraph" style:parent-style-name="Heading_20_1">
      <style:text-properties officeooo:paragraph-rsid="001eccc9"/>
    </style:style>
    <style:style style:name="P18" style:family="paragraph" style:parent-style-name="Heading_20_1" style:list-style-name="L1">
      <style:paragraph-properties fo:margin-top="0cm" fo:margin-bottom="0cm" style:contextual-spacing="false" fo:text-align="center" style:justify-single-word="false"/>
      <style:text-properties officeooo:paragraph-rsid="001eccc9"/>
    </style:style>
    <style:style style:name="P19" style:family="paragraph" style:parent-style-name="Heading_20_3">
      <style:text-properties officeooo:paragraph-rsid="001eccc9"/>
    </style:style>
    <style:style style:name="P20" style:family="paragraph" style:parent-style-name="Heading_20_2">
      <style:text-properties officeooo:paragraph-rsid="001eccc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06050808654879351" text:style-name="L1">
        <text:list-header>
          <text:h text:style-name="P18" text:outline-level="1">Mode d'Emploi</text:h>
        </text:list-header>
      </text:list>
      <text:p text:style-name="P16"/>
      <text:h text:style-name="P17" text:outline-level="1">My Creche : site communautaire</text:h>
      <text:h text:style-name="P20" text:outline-level="2">Difficulté</text:h>
      <text:p text:style-name="P8">Débutante</text:p>
      <text:h text:style-name="P20" text:outline-level="2">Introduction</text:h>
      <text:p text:style-name="P8">Ce mode d'emploi a pour but de permettre une meilleure compréhension d'accessibilité des différentes fonctionnalités mais également de mieux faire comprendre le but de chacune des fonctionnalités.</text:p>
      <text:h text:style-name="P20" text:outline-level="2">Les mots clés</text:h>
      <text:p text:style-name="P8">Crèche, Communautaire, Géolocalisation</text:p>
      <text:h text:style-name="P20" text:outline-level="2">Les différentes étapes</text:h>
      <text:h text:style-name="P19" text:outline-level="3">La page d'accueil</text:h>
      <text:p text:style-name="P8">La page d'accueil permet d'accéder à trois pages différentes. </text:p>
      <text:list xml:id="list2740511151990296784" text:style-name="L3">
        <text:list-item>
          <text:p text:style-name="P3">"Rechercher une crèche" permet de faire une recherche selon la ville. Elle donne ainsi les crèches présentes dans la dite ville.</text:p>
        </text:list-item>
        <text:list-item>
          <text:p text:style-name="P3">"Nous contacter" permet quant à elle de référencer l'ensemble des informations relatives au créateur de l'application.</text:p>
        </text:list-item>
        <text:list-item>
          <text:p text:style-name="P3">"Mon Compte" donne accès aux informations relatives à son compte.</text:p>
        </text:list-item>
      </text:list>
      <text:h text:style-name="P19" text:outline-level="3">Rechercher une crèche</text:h>
      <text:p text:style-name="P8">Cette fonctionnalité permet de trouver une crèche en renseignant dans l'un de ces champs la ville où l'on cherche une crèche. Quand on valide notre choix, on se retrouve sur une liste de crèches correspondant à notre critère. On visualise ainsi la raison sociale de la crèche ainsi que son adresse. On peut également avoir accès à une recherche détaillée pour trouver une crèche.</text:p>
      <text:h text:style-name="P19" text:outline-level="3">Nous contacter</text:h>
      <text:p text:style-name="P8">Cette page recense différentes informations concernant les créateurs du site. Elle permet de prévenir les créateurs du site en cas de problèmes (bugs, etc). Mais également, de pouvoir leur soumettre des améliorations possibles concernant leur application. Elle contient les informations suivantes :</text:p>
      <text:list xml:id="list6792846990748302851" text:style-name="L7">
        <text:list-item>
          <text:p text:style-name="P13">le numéro de téléphone </text:p>
        </text:list-item>
        <text:list-item>
          <text:p text:style-name="P6">un email </text:p>
        </text:list-item>
      </text:list>
      <text:p text:style-name="P8">Elle permet également de donner accès à un formulaire pour envoyer un e-mail.</text:p>
      <text:h text:style-name="P19" text:outline-level="3"><text:soft-page-break/>Mon Compte</text:h>
      <text:h text:style-name="P19" text:outline-level="3">Recherche détaillée</text:h>
      <text:p text:style-name="P8">Cette fonctionnalité permet de renseigner le nom d'une ville ainsi qu'un nombre de kilomètres autour de cette ville. Elle donne donc une liste de crèches comprise entre la ville de départ et le rayon autour de cette ville. Cette recherche a l'avantage de permettre de ne pas se limiter à une seule ville et couvre un plus vaste éventail de possibilités.</text:p>
      <text:h text:style-name="P20" text:outline-level="2">Catégories</text:h>
      <text:p text:style-name="P8">Les Catégories qui correspondent à ce document sont les suivantes:</text:p>
      <text:list xml:id="list1299371549979060013" text:style-name="L8">
        <text:list-item>
          <text:p text:style-name="P14">Application Android </text:p>
        </text:list-item>
        <text:list-item>
          <text:p text:style-name="P14">Aide à la compréhension </text:p>
        </text:list-item>
        <text:list-item>
          <text:p text:style-name="P7">Internet </text:p>
        </text:list-item>
      </text:list>
      <text:h text:style-name="P20" text:outline-level="2">Sites annexes</text:h>
      <text:p text:style-name="P8">Pour réaliser ce mode d'emploi, nous nous sommes inspirés de certaines sources présentes sur le web:</text:p>
      <text:list xml:id="list7553948068839975536" text:style-name="L9">
        <text:list-item>
          <text:p text:style-name="P15"><text:a xlink:type="simple" xlink:href="http://www.looneo.fr/mode-emploi/comment-faire-un-bon-mode-emploi-38921.html">http://www.looneo.fr/mode-emploi/comment-faire-un-bon-mode-emploi-38921.html</text:a> </text:p>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10:51:12.25</meta:creation-date>
    <dc:date>2014-02-04T10:52:47.16</dc:date>
    <meta:editing-duration>PT25S</meta:editing-duration>
    <meta:editing-cycles>2</meta:editing-cycles>
    <meta:generator>LibreOffice/4.0.5.2$Windows_x86 LibreOffice_project/5464147a081647a250913f19c0715bca595af2f</meta:generator>
    <meta:document-statistic meta:table-count="0" meta:image-count="0" meta:object-count="0" meta:page-count="2" meta:paragraph-count="32" meta:word-count="347" meta:character-count="2265" meta:non-whitespace-character-count="1953"/>
  </office:meta>
</office:document-meta>
</file>